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yidaungsu" svg:font-family="Pyidaungsu" style:font-family-generic="roman" style:font-pitch="variable"/>
    <style:font-face style:name="Pyidaungsu1" svg:font-family="Pyidaungsu" style:font-family-generic="swiss" style:font-pitch="variable"/>
  </office:font-face-decls>
  <office:automatic-styles>
    <style:style style:name="Table2" style:family="table">
      <style:table-properties style:width="3.0104in" table:align="margins"/>
    </style:style>
    <style:style style:name="Table2.A" style:family="table-column">
      <style:table-column-properties style:column-width="3.0104in" style:rel-column-width="65535*"/>
    </style:style>
    <style:style style:name="Table2.A1" style:family="table-cell">
      <style:table-cell-properties style:writing-mode="page"/>
    </style:style>
    <style:style style:name="Table1" style:family="table">
      <style:table-properties style:width="3.0097in" fo:margin-left="-0.0014in" table:align="left" style:writing-mode="lr-tb"/>
    </style:style>
    <style:style style:name="Table1.A" style:family="table-column">
      <style:table-column-properties style:column-width="1.5007in"/>
    </style:style>
    <style:style style:name="Table1.B" style:family="table-column">
      <style:table-column-properties style:column-width="1.509in"/>
    </style:style>
    <style:style style:name="Table1.A1" style:family="table-cell">
      <style:table-cell-properties fo:padding="0.0382in" fo:border="none"/>
    </style:style>
    <style:style style:name="Table1.8" style:family="table-row">
      <style:table-row-properties style:min-row-height="0.0764in"/>
    </style:style>
    <style:style style:name="Table1.9" style:family="table-row">
      <style:table-row-properties style:min-row-height="0.1347in"/>
    </style:style>
    <style:style style:name="Table5" style:family="table">
      <style:table-properties style:width="3.0104in" table:align="margins" style:writing-mode="lr-tb"/>
    </style:style>
    <style:style style:name="Table5.A" style:family="table-column">
      <style:table-column-properties style:column-width="0.5014in" style:rel-column-width="10914*"/>
    </style:style>
    <style:style style:name="Table5.B" style:family="table-column">
      <style:table-column-properties style:column-width="0.5021in" style:rel-column-width="10930*"/>
    </style:style>
    <style:style style:name="Table5.F" style:family="table-column">
      <style:table-column-properties style:column-width="0.5021in" style:rel-column-width="10933*"/>
    </style:style>
    <style:style style:name="Table5.A1" style:family="table-cell">
      <style:table-cell-properties style:writing-mode="page"/>
    </style:style>
    <style:style style:name="Table3" style:family="table">
      <style:table-properties style:width="3.0104in" fo:margin-left="0.0028in" table:align="left"/>
    </style:style>
    <style:style style:name="Table3.A" style:family="table-column">
      <style:table-column-properties style:column-width="1.0611in"/>
    </style:style>
    <style:style style:name="Table3.B" style:family="table-column">
      <style:table-column-properties style:column-width="0.3965in"/>
    </style:style>
    <style:style style:name="Table3.C" style:family="table-column">
      <style:table-column-properties style:column-width="0.3931in"/>
    </style:style>
    <style:style style:name="Table3.D" style:family="table-column">
      <style:table-column-properties style:column-width="0.3535in"/>
    </style:style>
    <style:style style:name="Table3.E" style:family="table-column">
      <style:table-column-properties style:column-width="0.3146in"/>
    </style:style>
    <style:style style:name="Table3.F" style:family="table-column">
      <style:table-column-properties style:column-width="0.4917in"/>
    </style:style>
    <style:style style:name="Table3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3.F1" style:family="table-cell">
      <style:table-cell-properties style:vertical-align="middle" fo:padding="0.0382in" fo:border="0.5pt solid #000000" style:writing-mode="page"/>
    </style:style>
    <style:style style:name="Table3.A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3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3.A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3.A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3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3.A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3.A8" style:family="table-cell">
      <style:table-cell-properties fo:padding="0.0382in" fo:border="none" style:writing-mode="page"/>
    </style:style>
    <style:style style:name="Table3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3.A9" style:family="table-cell">
      <style:table-cell-properties fo:padding="0.0382in" fo:border="none" style:writing-mode="page"/>
    </style:style>
    <style:style style:name="Table3.F9" style:family="table-cell">
      <style:table-cell-properties fo:padding="0.0382in" fo:border="0.5pt solid #000000" style:writing-mode="page"/>
    </style:style>
    <style:style style:name="Table3.A10" style:family="table-cell">
      <style:table-cell-properties fo:padding="0.0382in" fo:border="none" style:writing-mode="page"/>
    </style:style>
    <style:style style:name="Table3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3.A11" style:family="table-cell">
      <style:table-cell-properties fo:padding="0.0382in" fo:border="none" style:writing-mode="page"/>
    </style:style>
    <style:style style:name="Table3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3.A12" style:family="table-cell">
      <style:table-cell-properties fo:padding="0.0382in" fo:border="none" style:writing-mode="page"/>
    </style:style>
    <style:style style:name="Table3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3.0104in" table:align="margins"/>
    </style:style>
    <style:style style:name="Table4.A" style:family="table-column">
      <style:table-column-properties style:column-width="0.7528in" style:rel-column-width="16383*"/>
    </style:style>
    <style:style style:name="Table4.D" style:family="table-column">
      <style:table-column-properties style:column-width="0.7528in" style:rel-column-width="16386*"/>
    </style:style>
    <style:style style:name="Table4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line-height="150%" fo:text-align="start" style:justify-single-word="false"/>
      <style:text-properties fo:font-size="6pt" officeooo:rsid="000d1a3b" officeooo:paragraph-rsid="00660465" style:font-size-asian="6pt" style:font-size-complex="6pt"/>
    </style:style>
    <style:style style:name="P4" style:family="paragraph" style:parent-style-name="Table_20_Contents">
      <style:paragraph-properties fo:text-align="start" style:justify-single-word="false"/>
      <style:text-properties fo:font-size="6pt" officeooo:paragraph-rsid="00ec0b56" style:font-size-asian="6pt" style:font-size-complex="6pt"/>
    </style:style>
    <style:style style:name="P5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Pyidaungsu" fo:font-size="6pt" fo:font-style="normal" fo:text-shadow="none" style:text-underline-style="none" fo:font-weight="normal" officeooo:paragraph-rsid="006dddb3" style:font-size-asian="6pt" style:font-style-asian="normal" style:font-weight-asian="normal" style:font-size-complex="6pt" style:text-emphasize="none"/>
    </style:style>
    <style:style style:name="P6" style:family="paragraph" style:parent-style-name="Standard">
      <style:paragraph-properties fo:margin-top="0.0398in" fo:margin-bottom="0.0398in" style:contextual-spacing="false" fo:text-align="center" style:justify-single-word="false" style:writing-mode="lr-tb"/>
      <style:text-properties fo:color="#000000" loext:opacity="100%" style:text-outline="false" style:text-line-through-style="none" style:text-line-through-type="none" style:font-name="Pyidaungsu1" fo:font-size="7pt" fo:font-style="normal" fo:text-shadow="none" style:text-underline-style="none" fo:font-weight="normal" officeooo:paragraph-rsid="017bf5d5" style:font-size-asian="7pt" style:font-style-asian="normal" style:font-weight-asian="normal" style:font-name-complex="Pyidaungsu1" style:font-size-complex="7pt" style:text-emphasize="none"/>
    </style:style>
    <style:style style:name="P7" style:family="paragraph" style:parent-style-name="Standard">
      <style:paragraph-properties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Pyidaungsu1" fo:font-size="11pt" fo:font-style="normal" fo:text-shadow="none" style:text-underline-style="none" fo:font-weight="normal" style:font-size-asian="11pt" style:font-style-asian="normal" style:font-weight-asian="normal" style:font-name-complex="Pyidaungsu1" style:font-size-complex="6pt" style:text-emphasize="none"/>
    </style:style>
    <style:style style:name="P8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Pyidaungsu1" fo:font-size="11pt" fo:font-style="normal" fo:text-shadow="none" style:text-underline-style="none" fo:font-weight="normal" officeooo:rsid="000d1a3b" style:font-size-asian="11pt" style:font-style-asian="normal" style:font-weight-asian="normal" style:font-name-complex="Pyidaungsu1" style:font-size-complex="6pt" style:text-emphasize="none"/>
    </style:style>
    <style:style style:name="P9" style:family="paragraph" style:parent-style-name="Standard">
      <style:paragraph-properties fo:text-align="center" style:justify-single-word="false" style:writing-mode="lr-tb"/>
      <style:text-properties fo:color="#000000" loext:opacity="100%" style:text-outline="false" style:text-line-through-style="none" style:text-line-through-type="none" style:font-name="Pyidaungsu1" fo:font-size="11pt" fo:font-style="normal" fo:text-shadow="none" style:text-underline-style="none" fo:font-weight="normal" officeooo:rsid="000d1a3b" style:font-size-asian="11pt" style:font-style-asian="normal" style:font-weight-asian="normal" style:font-name-complex="Pyidaungsu1" style:font-size-complex="6pt" style:text-emphasize="none"/>
    </style:style>
    <style:style style:name="P10" style:family="paragraph" style:parent-style-name="Standard">
      <style:paragraph-properties fo:text-align="center" style:justify-single-word="false" style:writing-mode="lr-tb"/>
      <style:text-properties fo:color="#000000" loext:opacity="100%" style:text-outline="false" style:text-line-through-style="none" style:text-line-through-type="none" style:font-name="Pyidaungsu1" fo:font-size="11pt" fo:font-style="normal" fo:text-shadow="none" style:text-underline-style="none" fo:font-weight="normal" officeooo:rsid="000d1a3b" officeooo:paragraph-rsid="01dda9bc" style:font-size-asian="11pt" style:font-style-asian="normal" style:font-weight-asian="normal" style:font-name-complex="Pyidaungsu1" style:font-size-complex="6pt" style:text-emphasize="none"/>
    </style:style>
    <style:style style:name="P11" style:family="paragraph" style:parent-style-name="Standard">
      <style:paragraph-properties fo:text-align="end" style:justify-single-word="false" style:writing-mode="lr-tb"/>
      <style:text-properties fo:color="#000000" loext:opacity="100%" style:text-outline="false" style:text-line-through-style="none" style:text-line-through-type="none" style:font-name="Pyidaungsu1" fo:font-size="11pt" fo:font-style="normal" fo:text-shadow="none" style:text-underline-style="none" fo:font-weight="normal" style:font-size-asian="11pt" style:font-style-asian="normal" style:font-weight-asian="normal" style:font-name-complex="Pyidaungsu1" style:font-size-complex="6pt" style:text-emphasize="none"/>
    </style:style>
    <style:style style:name="P12" style:family="paragraph" style:parent-style-name="Standard">
      <style:paragraph-properties fo:margin-left="0in" fo:margin-right="0in" fo:text-align="center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Pyidaungsu1" fo:font-size="11pt" fo:font-style="normal" fo:text-shadow="none" style:text-underline-style="none" fo:font-weight="normal" officeooo:paragraph-rsid="0145f634" style:font-size-asian="11pt" style:font-style-asian="normal" style:font-weight-asian="normal" style:font-name-complex="Pyidaungsu1" style:font-size-complex="6pt" style:language-complex="my" style:country-complex="MM" style:text-emphasize="none"/>
    </style:style>
    <style:style style:name="P13" style:family="paragraph" style:parent-style-name="Standard">
      <style:paragraph-properties fo:text-align="end" style:justify-single-word="false" style:writing-mode="lr-tb"/>
      <style:text-properties fo:color="#000000" loext:opacity="100%" style:text-outline="false" style:text-line-through-style="none" style:text-line-through-type="none" style:font-name="Pyidaungsu1" fo:font-size="11pt" fo:font-style="normal" fo:text-shadow="none" style:text-underline-style="none" fo:font-weight="normal" style:font-size-asian="11pt" style:font-style-asian="normal" style:font-weight-asian="normal" style:font-name-complex="Pyidaungsu1" style:font-size-complex="6pt" style:language-complex="my" style:country-complex="MM" style:text-emphasize="none"/>
    </style:style>
    <style:style style:name="P14" style:family="paragraph" style:parent-style-name="Standard">
      <style:paragraph-properties fo:margin-left="0in" fo:margin-right="0in" fo:line-height="0.0201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Pyidaungsu1" fo:font-size="6pt" fo:font-style="normal" fo:text-shadow="none" style:text-underline-style="none" fo:font-weight="normal" officeooo:paragraph-rsid="00bb34e0" style:font-size-asian="6pt" style:font-style-asian="normal" style:font-weight-asian="normal" style:font-name-complex="Pyidaungsu1" style:font-size-complex="6pt" style:text-emphasize="none"/>
    </style:style>
    <style:style style:name="P15" style:family="paragraph" style:parent-style-name="Standard">
      <style:paragraph-properties fo:margin-left="0in" fo:margin-right="0in" fo:line-height="100%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Pyidaungsu1" fo:font-size="6pt" fo:font-style="normal" fo:text-shadow="none" style:text-underline-style="none" fo:font-weight="normal" officeooo:paragraph-rsid="00bb34e0" style:font-size-asian="6pt" style:font-style-asian="normal" style:font-weight-asian="normal" style:font-name-complex="Pyidaungsu1" style:font-size-complex="6pt" style:text-emphasize="none"/>
    </style:style>
    <style:style style:name="P16" style:family="paragraph" style:parent-style-name="Standard">
      <style:paragraph-properties fo:line-height="200%" fo:text-align="start" style:justify-single-word="false" style:writing-mode="lr-tb"/>
      <style:text-properties fo:color="#000000" loext:opacity="100%" style:text-outline="false" style:text-line-through-style="none" style:text-line-through-type="none" style:font-name="Pyidaungsu1" fo:font-size="6pt" fo:font-style="normal" fo:text-shadow="none" style:text-underline-style="none" fo:font-weight="normal" style:font-size-asian="6pt" style:font-style-asian="normal" style:font-weight-asian="normal" style:font-name-complex="Pyidaungsu1" style:font-size-complex="6pt" style:text-emphasize="none"/>
    </style:style>
    <style:style style:name="P17" style:family="paragraph" style:parent-style-name="Standard">
      <style:paragraph-properties fo:line-height="200%" fo:text-align="start" style:justify-single-word="false" style:writing-mode="lr-tb"/>
      <style:text-properties fo:color="#000000" loext:opacity="100%" style:text-outline="false" style:text-line-through-style="none" style:text-line-through-type="none" style:font-name="Pyidaungsu1" fo:font-size="6pt" fo:font-style="normal" fo:text-shadow="none" style:text-underline-style="none" fo:font-weight="normal" officeooo:paragraph-rsid="00404bfd" style:font-size-asian="6pt" style:font-style-asian="normal" style:font-weight-asian="normal" style:font-name-complex="Pyidaungsu1" style:font-size-complex="6pt" style:text-emphasize="none"/>
    </style:style>
    <style:style style:name="P18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Pyidaungsu1" fo:font-size="6pt" fo:font-style="normal" fo:text-shadow="none" style:text-underline-style="none" fo:font-weight="normal" officeooo:paragraph-rsid="00404bfd" style:font-size-asian="6pt" style:font-style-asian="normal" style:font-weight-asian="normal" style:font-name-complex="Pyidaungsu1" style:font-size-complex="6pt" style:text-emphasize="none"/>
    </style:style>
    <style:style style:name="P19" style:family="paragraph" style:parent-style-name="Standard">
      <style:paragraph-properties fo:margin-left="0in" fo:margin-right="0in" fo:text-align="center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Pyidaungsu1" fo:font-size="6pt" fo:font-style="normal" fo:text-shadow="none" style:text-underline-style="none" fo:font-weight="normal" style:font-size-asian="6pt" style:font-style-asian="normal" style:font-weight-asian="normal" style:font-name-complex="Pyidaungsu1" style:font-size-complex="6pt" style:text-emphasize="none"/>
    </style:style>
    <style:style style:name="P20" style:family="paragraph" style:parent-style-name="Standard">
      <style:paragraph-properties fo:margin-left="0in" fo:margin-right="0in" fo:text-align="center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Pyidaungsu1" fo:font-size="6pt" fo:font-style="normal" fo:text-shadow="none" style:text-underline-style="none" fo:font-weight="normal" style:font-size-asian="6pt" style:font-style-asian="normal" style:font-weight-asian="normal" style:font-name-complex="Pyidaungsu1" style:font-size-complex="6pt" style:language-complex="my" style:country-complex="MM" style:text-emphasize="none"/>
    </style:style>
    <style:style style:name="P21" style:family="paragraph" style:parent-style-name="Standard">
      <style:paragraph-properties fo:text-align="end" style:justify-single-word="false" style:writing-mode="lr-tb"/>
      <style:text-properties fo:color="#000000" loext:opacity="100%" style:text-outline="false" style:text-line-through-style="none" style:text-line-through-type="none" style:font-name="Pyidaungsu1" fo:font-size="6pt" fo:font-style="normal" fo:text-shadow="none" style:text-underline-style="none" fo:font-weight="normal" style:font-size-asian="6pt" style:font-style-asian="normal" style:font-weight-asian="normal" style:font-name-complex="Pyidaungsu1" style:font-size-complex="6pt" style:language-complex="my" style:country-complex="MM" style:text-emphasize="none"/>
    </style:style>
    <style:style style:name="P22" style:family="paragraph" style:parent-style-name="Standard">
      <style:paragraph-properties fo:text-align="end" style:justify-single-word="false" style:writing-mode="lr-tb"/>
      <style:text-properties fo:color="#000000" loext:opacity="100%" style:text-outline="false" style:text-line-through-style="none" style:text-line-through-type="none" style:font-name="Pyidaungsu1" fo:font-size="6pt" fo:font-style="normal" fo:text-shadow="none" style:text-underline-style="none" fo:font-weight="normal" officeooo:paragraph-rsid="01136e57" style:font-size-asian="5.25pt" style:font-style-asian="normal" style:font-weight-asian="normal" style:font-name-complex="Pyidaungsu1" style:font-size-complex="6pt" style:text-emphasize="none"/>
    </style:style>
    <style:style style:name="P23" style:family="paragraph" style:parent-style-name="Standard">
      <style:paragraph-properties fo:text-align="center" style:justify-single-word="false" style:writing-mode="lr-tb"/>
    </style:style>
    <style:style style:name="P24" style:family="paragraph" style:parent-style-name="Standard">
      <style:paragraph-properties fo:text-align="center" style:justify-single-word="false" style:writing-mode="lr-tb"/>
      <style:text-properties officeooo:paragraph-rsid="0057b64f"/>
    </style:style>
    <style:style style:name="P25" style:family="paragraph" style:parent-style-name="Table_20_Contents">
      <style:paragraph-properties fo:text-align="start" style:justify-single-word="false"/>
      <style:text-properties style:font-name="Pyidaungsu1" fo:font-size="6pt" style:font-size-asian="6pt" style:font-name-complex="Pyidaungsu1" style:font-size-complex="6pt"/>
    </style:style>
    <style:style style:name="P26" style:family="paragraph" style:parent-style-name="Standard">
      <style:text-properties style:font-name="Pyidaungsu1" fo:font-size="6pt" officeooo:rsid="000d1a3b" style:font-size-asian="6pt" style:font-name-complex="Pyidaungsu1" style:font-size-complex="6pt"/>
    </style:style>
    <style:style style:name="P27" style:family="paragraph" style:parent-style-name="Table_20_Contents">
      <style:paragraph-properties fo:margin-top="0.2772in" fo:margin-bottom="0.2772in" style:contextual-spacing="false" fo:text-align="center" style:justify-single-word="false"/>
      <style:text-properties style:font-name="Pyidaungsu1" fo:font-size="6pt" style:font-size-asian="6pt" style:font-name-complex="Pyidaungsu1" style:font-size-complex="6pt"/>
    </style:style>
    <style:style style:name="P28" style:family="paragraph" style:parent-style-name="Table_20_Contents">
      <style:paragraph-properties fo:text-align="center" style:justify-single-word="false"/>
      <style:text-properties style:font-name="Pyidaungsu1" fo:font-size="6pt" style:font-size-asian="6pt" style:font-name-complex="Pyidaungsu1" style:font-size-complex="6pt"/>
    </style:style>
    <style:style style:name="P29" style:family="paragraph" style:parent-style-name="Table_20_Contents">
      <style:paragraph-properties fo:line-height="100%" fo:text-align="start" style:justify-single-word="false"/>
      <style:text-properties style:font-name="Pyidaungsu1" fo:font-size="6pt" style:font-size-asian="6pt" style:font-name-complex="Pyidaungsu1" style:font-size-complex="6pt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Pyidaungsu1" fo:font-size="6pt" officeooo:paragraph-rsid="00bb34e0" style:font-size-asian="6pt" style:font-name-complex="Pyidaungsu1" style:font-size-complex="6pt"/>
    </style:style>
    <style:style style:name="P31" style:family="paragraph" style:parent-style-name="Table_20_Contents">
      <style:paragraph-properties fo:margin-left="0in" fo:margin-right="0in" fo:line-height="100%" fo:text-indent="0in" style:auto-text-indent="false"/>
      <style:text-properties style:font-name="Pyidaungsu1" fo:font-size="6pt" officeooo:paragraph-rsid="00b7c284" style:font-size-asian="6pt" style:font-name-complex="Pyidaungsu1" style:font-size-complex="6pt"/>
    </style:style>
    <style:style style:name="P32" style:family="paragraph" style:parent-style-name="Table_20_Contents">
      <style:paragraph-properties fo:margin-left="0in" fo:margin-right="0in" fo:line-height="100%" fo:text-indent="0in" style:auto-text-indent="false"/>
      <style:text-properties style:font-name="Pyidaungsu1" fo:font-size="6pt" officeooo:paragraph-rsid="0141ae3a" style:font-size-asian="6pt" style:font-name-complex="Pyidaungsu1" style:font-size-complex="6pt"/>
    </style:style>
    <style:style style:name="P33" style:family="paragraph" style:parent-style-name="Table_20_Contents">
      <style:paragraph-properties fo:text-align="end" style:justify-single-word="false"/>
      <style:text-properties style:font-name="Pyidaungsu1" fo:font-size="6pt" officeooo:paragraph-rsid="007b980f" style:font-size-asian="6pt" style:font-name-complex="Pyidaungsu1" style:font-size-complex="6pt"/>
    </style:style>
    <style:style style:name="P34" style:family="paragraph" style:parent-style-name="Table_20_Contents">
      <style:paragraph-properties fo:text-align="end" style:justify-single-word="false"/>
      <style:text-properties style:font-name="Pyidaungsu1" fo:font-size="6pt" style:font-size-asian="6pt" style:font-name-complex="Pyidaungsu1" style:font-size-complex="6pt"/>
    </style:style>
    <style:style style:name="P35" style:family="paragraph" style:parent-style-name="Table_20_Contents">
      <style:paragraph-properties fo:text-align="end" style:justify-single-word="false"/>
      <style:text-properties style:font-name="Pyidaungsu1" fo:font-size="6pt" officeooo:paragraph-rsid="0139df9f" style:font-size-asian="6pt" style:font-name-complex="Pyidaungsu1" style:font-size-complex="6pt"/>
    </style:style>
    <style:style style:name="P36" style:family="paragraph" style:parent-style-name="Table_20_Contents">
      <style:text-properties style:font-name="Pyidaungsu1" fo:font-size="6pt" style:font-size-asian="6pt" style:font-name-complex="Pyidaungsu1" style:font-size-complex="6pt"/>
    </style:style>
    <style:style style:name="P37" style:family="paragraph" style:parent-style-name="Standard">
      <style:paragraph-properties fo:text-align="start" style:justify-single-word="false" style:writing-mode="lr-tb"/>
      <style:text-properties style:font-name="Pyidaungsu1" style:font-name-complex="Pyidaungsu1"/>
    </style:style>
    <style:style style:name="P38" style:family="paragraph" style:parent-style-name="Standard">
      <style:paragraph-properties fo:margin-left="0in" fo:margin-right="0in" fo:line-height="115%" fo:text-align="center" style:justify-single-word="false" fo:text-indent="0in" style:auto-text-indent="false" style:writing-mode="lr-tb"/>
      <style:text-properties style:font-name="Pyidaungsu1" style:font-name-complex="Pyidaungsu1"/>
    </style:style>
    <style:style style:name="P39" style:family="paragraph" style:parent-style-name="Standard">
      <style:paragraph-properties fo:text-align="center" style:justify-single-word="false" style:writing-mode="lr-tb"/>
      <style:text-properties fo:color="#ff0000" loext:opacity="100%" style:text-outline="false" style:text-line-through-style="none" style:text-line-through-type="none" style:font-name="Pyidaungsu1" fo:font-size="6pt" fo:font-style="normal" fo:text-shadow="none" style:text-underline-style="none" fo:font-weight="normal" officeooo:paragraph-rsid="0057b64f" style:font-size-asian="6pt" style:font-style-asian="normal" style:font-weight-asian="normal" style:font-name-complex="Pyidaungsu1" style:font-size-complex="6pt" style:text-emphasize="none"/>
    </style:style>
    <style:style style:name="P40" style:family="paragraph" style:parent-style-name="Standard">
      <style:paragraph-properties fo:margin-left="0in" fo:margin-right="0in" fo:line-height="115%" fo:text-align="center" style:justify-single-word="false" fo:text-indent="0in" style:auto-text-indent="false" style:writing-mode="lr-tb"/>
      <style:text-properties fo:color="#ffffff" loext:opacity="100%" style:font-name="Pyidaungsu1" style:font-name-complex="Pyidaungsu1"/>
    </style:style>
    <style:style style:name="P41" style:family="paragraph" style:parent-style-name="Standard">
      <style:paragraph-properties fo:margin-left="0in" fo:margin-right="0in" fo:text-align="center" style:justify-single-word="false" fo:text-indent="0in" style:auto-text-indent="false" style:writing-mode="lr-tb"/>
      <style:text-properties fo:color="#ffffff" loext:opacity="100%" style:text-outline="false" style:text-line-through-style="none" style:text-line-through-type="none" style:font-name="Pyidaungsu1" fo:font-size="6pt" fo:font-style="normal" fo:text-shadow="none" style:text-underline-style="none" fo:font-weight="normal" style:font-size-asian="6pt" style:font-style-asian="normal" style:font-weight-asian="normal" style:font-name-complex="Pyidaungsu1" style:font-size-complex="6pt" style:text-emphasize="none"/>
    </style:style>
    <style:style style:name="P42" style:family="paragraph" style:parent-style-name="Standard">
      <style:paragraph-properties fo:margin-left="0in" fo:margin-right="0in" fo:text-align="center" style:justify-single-word="false" fo:text-indent="0in" style:auto-text-indent="false" style:writing-mode="lr-tb"/>
      <style:text-properties fo:color="#ffffff" loext:opacity="100%" style:text-outline="false" style:text-line-through-style="none" style:text-line-through-type="none" style:font-name="Pyidaungsu1" fo:font-size="6pt" fo:font-style="normal" fo:text-shadow="none" style:text-underline-style="none" fo:font-weight="normal" style:font-size-asian="6pt" style:font-style-asian="normal" style:font-weight-asian="normal" style:font-name-complex="Pyidaungsu1" style:font-size-complex="6pt" style:language-complex="my" style:country-complex="MM" style:text-emphasize="none"/>
    </style:style>
    <style:style style:name="P43" style:family="paragraph" style:parent-style-name="Standard">
      <style:paragraph-properties fo:margin-left="0in" fo:margin-right="0in" fo:text-align="center" style:justify-single-word="false" fo:text-indent="0in" style:auto-text-indent="false" style:writing-mode="lr-tb"/>
      <style:text-properties fo:color="#ffffff" loext:opacity="100%" style:text-outline="false" style:text-line-through-style="none" style:text-line-through-type="none" style:font-name="Pyidaungsu1" fo:font-size="11pt" fo:font-style="normal" fo:text-shadow="none" style:text-underline-style="none" fo:font-weight="normal" officeooo:paragraph-rsid="0145f634" style:font-size-asian="11pt" style:font-style-asian="normal" style:font-weight-asian="normal" style:font-name-complex="Pyidaungsu1" style:font-size-complex="6pt" style:language-complex="my" style:country-complex="MM" style:text-emphasize="none"/>
    </style:style>
    <style:style style:name="P44" style:family="paragraph" style:parent-style-name="Table_20_Contents">
      <style:text-properties officeooo:paragraph-rsid="0084026c"/>
    </style:style>
    <style:style style:name="P45" style:family="paragraph" style:parent-style-name="Standard">
      <style:paragraph-properties fo:margin-left="0in" fo:margin-right="0in" fo:text-align="center" style:justify-single-word="false" fo:text-indent="0in" style:auto-text-indent="false" style:writing-mode="lr-tb"/>
      <style:text-properties fo:color="#ffffff" loext:opacity="100%" style:text-outline="false" style:text-line-through-style="none" style:text-line-through-type="none" style:font-name="Pyidaungsu" fo:font-size="9pt" fo:language="my" fo:country="MM" fo:font-style="normal" fo:text-shadow="none" style:text-underline-style="none" fo:font-weight="normal" officeooo:rsid="01fba4c3" officeooo:paragraph-rsid="02037e19" style:font-size-asian="9pt" style:font-style-asian="normal" style:font-weight-asian="normal" style:font-name-complex="Liberation Serif" style:font-size-complex="6pt" style:language-complex="my" style:country-complex="MM" style:text-emphasize="none"/>
    </style:style>
    <style:style style:name="P46" style:family="paragraph" style:parent-style-name="Standard">
      <style:paragraph-properties fo:margin-left="0in" fo:margin-right="0in" fo:text-align="center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Pyidaungsu" fo:font-size="9pt" fo:language="my" fo:country="MM" fo:font-style="normal" fo:text-shadow="none" style:text-underline-style="none" fo:font-weight="normal" officeooo:rsid="01fba4c3" officeooo:paragraph-rsid="02037e19" style:font-size-asian="9pt" style:font-style-asian="normal" style:font-weight-asian="normal" style:font-name-complex="Liberation Serif" style:font-size-complex="6pt" style:language-complex="my" style:country-complex="MM" style:text-emphasize="none"/>
    </style:style>
    <style:style style:name="P47" style:family="paragraph" style:parent-style-name="Standard">
      <style:paragraph-properties fo:text-align="start" style:justify-single-word="false"/>
      <style:text-properties style:font-name="Pyidaungsu1" fo:font-size="6pt" style:font-size-asian="6pt" style:font-name-complex="Pyidaungsu1" style:font-size-complex="6pt"/>
    </style:style>
    <style:style style:name="P48" style:family="paragraph" style:parent-style-name="Standard">
      <style:paragraph-properties fo:text-align="center" style:justify-single-word="false" style:writing-mode="lr-tb"/>
      <style:text-properties fo:color="#0563c1" loext:opacity="100%" style:text-outline="false" style:text-line-through-style="none" style:text-line-through-type="none" style:font-name="Pyidaungsu1" fo:font-size="6pt" fo:font-style="normal" fo:text-shadow="none" style:text-underline-style="solid" style:text-underline-width="auto" style:text-underline-color="font-color" fo:font-weight="normal" style:font-size-asian="6pt" style:font-style-asian="normal" style:font-weight-asian="normal" style:font-name-complex="Pyidaungsu1" style:font-size-complex="6pt" style:text-emphasize="none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text-outline="false" style:text-line-through-style="none" style:text-line-through-type="none" fo:font-size="6pt" fo:font-style="normal" fo:text-shadow="none" style:text-underline-style="none" fo:font-weight="normal" style:font-size-asian="6pt" style:font-style-asian="normal" style:font-weight-asian="normal" style:font-size-complex="6pt" style:text-emphasize="none"/>
    </style:style>
    <style:style style:name="T3" style:family="text">
      <style:text-properties fo:color="#000000" loext:opacity="100%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4" style:family="text">
      <style:text-properties fo:color="#000000" loext:opacity="100%" style:text-outline="false" style:text-line-through-style="none" style:text-line-through-type="none" style:font-name="Pyidaungsu1" fo:font-size="6pt" fo:font-style="normal" fo:text-shadow="none" style:text-underline-style="none" fo:font-weight="normal" officeooo:rsid="01520dc7" style:font-size-asian="6pt" style:font-style-asian="normal" style:font-weight-asian="normal" style:font-name-complex="Pyidaungsu1" style:font-size-complex="6pt" style:text-emphasize="none"/>
    </style:style>
    <style:style style:name="T5" style:family="text">
      <style:text-properties fo:font-size="6pt" style:font-size-asian="6pt"/>
    </style:style>
    <style:style style:name="T6" style:family="text">
      <style:text-properties officeooo:rsid="003aa9d0" style:language-complex="my" style:country-complex="MM"/>
    </style:style>
    <style:style style:name="T7" style:family="text">
      <style:text-properties officeooo:rsid="014a15c1"/>
    </style:style>
    <style:style style:name="T8" style:family="text">
      <style:text-properties style:font-name="Pyidaungsu1" officeooo:rsid="00183a65" style:font-name-complex="Pyidaungsu1"/>
    </style:style>
    <style:style style:name="T9" style:family="text">
      <style:text-properties style:font-name="Pyidaungsu1" officeooo:rsid="0041860b" style:font-name-complex="Pyidaungsu1"/>
    </style:style>
    <style:style style:name="T10" style:family="text">
      <style:text-properties style:font-name="Pyidaungsu1" fo:font-size="6pt" officeooo:rsid="0063a997" style:font-size-asian="6pt" style:font-name-complex="Pyidaungsu1" style:font-size-complex="6pt"/>
    </style:style>
    <style:style style:name="T11" style:family="text">
      <style:text-properties style:font-name="Pyidaungsu1" fo:font-size="6pt" officeooo:rsid="00ec0b56" style:font-size-asian="6pt" style:font-name-complex="Pyidaungsu1" style:font-size-complex="6pt"/>
    </style:style>
    <style:style style:name="T12" style:family="text">
      <style:text-properties style:text-outline="false" style:text-line-through-style="none" style:text-line-through-type="none" fo:font-size="6pt" fo:font-style="normal" fo:text-shadow="none" style:text-underline-style="none" fo:font-weight="normal" style:font-size-asian="6pt" style:font-style-asian="normal" style:font-weight-asian="normal" style:font-size-complex="6pt" style:text-emphasize="none"/>
    </style:style>
    <style:style style:name="T13" style:family="text">
      <style:text-properties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fr1" style:family="graphic" style:parent-style-name="Frame">
      <style:graphic-properties fo:margin-left="0in" fo:margin-right="0in" fo:margin-top="0.0398in" fo:margin-bottom="0.0398in" style:vertical-pos="top" style:vertical-rel="paragraph" style:horizontal-pos="center" style:horizontal-rel="paragraph" fo:padding="0.0591in" fo:border="none" draw:wrap-influence-on-position="once-concurrent" loext:allow-overlap="true">
        <style:columns fo:column-count="1" fo:column-gap="0in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name" text:name="py3o.doc.name"/>
        <text:user-field-decl office:value-type="string" office:string-value="cname" text:name="py3o.doc.cname"/>
        <text:user-field-decl office:value-type="string" office:string-value="address" text:name="py3o.doc.address"/>
        <text:user-field-decl office:value-type="string" office:string-value="cname" text:name="py3o.dec.cname"/>
        <text:user-field-decl office:value-type="string" office:string-value="address" text:name="py3o.dec.address"/>
        <text:user-field-decl office:value-type="string" office:string-value="street" text:name="py3o.dec.street"/>
        <text:user-field-decl office:value-type="string" office:string-value="street1" text:name="py3o.dec.street1"/>
        <text:user-field-decl office:value-type="string" office:string-value="city" text:name="py3o.dec.city"/>
        <text:user-field-decl office:value-type="string" office:string-value="street2" text:name="py3o.dec.street2"/>
        <text:user-field-decl office:value-type="string" office:string-value="phone" text:name="py3o.dec.phone"/>
        <text:user-field-decl office:value-type="string" office:string-value="contact_name" text:name="py3o.dec.contact_name"/>
        <text:user-field-decl office:value-type="string" office:string-value="mobile" text:name="py3o.dec.mobile"/>
        <text:user-field-decl office:value-type="string" office:string-value="commit_date" text:name="py3o.dec.commit_date"/>
        <text:user-field-decl office:value-type="string" office:string-value="vouncer_no" text:name="py3o.dec.vouncer_no"/>
        <text:user-field-decl office:value-type="string" office:string-value="order_date" text:name="py3o.dec.order_date"/>
        <text:user-field-decl office:value-type="string" office:string-value="order_shop_ph" text:name="py3o.dec.order_shop_ph"/>
        <text:user-field-decl office:value-type="string" office:string-value="to_shop_ph" text:name="py3o.dec.to_shop_ph"/>
        <text:user-field-decl office:value-type="string" office:string-value="from_shop_ph" text:name="py3o.dec.from_shop_ph"/>
        <text:user-field-decl office:value-type="string" office:string-value="contact_ph" text:name="py3o.dec.contact_ph"/>
        <text:user-field-decl office:value-type="string" office:string-value="order_shop_branch" text:name="py3o.dec.order_shop_branch"/>
        <text:user-field-decl office:value-type="string" office:string-value="product_name" text:name="py3o.line.product_name"/>
        <text:user-field-decl office:value-type="string" office:string-value="product_name" text:name="py3o.dec.line.product_name"/>
        <text:user-field-decl office:value-type="string" office:string-value="uom" text:name="py3o.dec.uom"/>
        <text:user-field-decl office:value-type="string" office:string-value="uom" text:name="py3o.line.uom"/>
        <text:user-field-decl office:value-type="string" office:string-value="price_unit" text:name="py3o.line.price_unit"/>
        <text:user-field-decl office:value-type="string" office:string-value="qty" text:name="py3o.line.qty"/>
        <text:user-field-decl office:value-type="string" office:string-value="tax" text:name="py3o.line.tax"/>
        <text:user-field-decl office:value-type="string" office:string-value="subtotal" text:name="py3o.line.subtotal"/>
        <text:user-field-decl office:value-type="string" office:string-value="untaxed_amount" text:name="py3o.dec.untaxed_amount"/>
        <text:user-field-decl office:value-type="string" office:string-value="untaxed_amount" text:name="py3o.line.untaxed_amount"/>
        <text:user-field-decl office:value-type="string" office:string-value="amount_tax" text:name="py3o.dec.amount_tax"/>
        <text:user-field-decl office:value-type="string" office:string-value="amount_total" text:name="py3o.dec.amount_total"/>
        <text:user-field-decl office:value-type="string" office:string-value="invoice_payments_widget" text:name="py3o.dec.invoice_payments_widget"/>
        <text:user-field-decl office:value-type="string" office:string-value="invoice_payments" text:name="py3o.line.invoice_payments_widget"/>
        <text:user-field-decl office:value-type="string" office:string-value="Product" text:name="py3o.temp.product"/>
        <text:user-field-decl office:value-type="string" office:string-value="Uom" text:name="py3o.temp.uom"/>
        <text:user-field-decl office:value-type="string" office:string-value="Qty" text:name="py3o.temp.qty"/>
        <text:user-field-decl office:value-type="string" office:string-value="Discount" text:name="py3o.line.discount"/>
        <text:user-field-decl office:value-type="string" office:string-value="TTT" text:name="py3o.line.dis_total"/>
        <text:user-field-decl office:value-type="string" office:string-value="Dis Total" text:name="py3o.dec.dis_amt_total"/>
        <text:user-field-decl office:value-type="string" office:string-value="Dis total" text:name="py3o.dec.order_line.dis_amt_total"/>
        <text:user-field-decl office:value-type="string" office:string-value="aa" text:name="py3o.dis_amt_total"/>
        <text:user-field-decl office:value-type="string" office:string-value="Deposite" text:name="py3o.dec.deposite"/>
        <text:user-field-decl office:value-type="string" office:string-value="Remaining Balance" text:name="py3o.dec.remain_balance"/>
        <text:user-field-decl office:value-type="string" office:string-value="To Shop Name" text:name="py3o.dec.to_shop_name"/>
        <text:user-field-decl office:value-type="string" office:string-value="Actual Strat Time" text:name="py3o.dec.actual_start_time"/>
        <text:user-field-decl office:value-type="string" office:string-value="Title" text:name="py3o.team.title_name"/>
      </text:user-field-decls>
      <text:p text:style-name="P5"><text:a xlink:type="simple" xlink:href="py3o://for=%22dec%20in%20records%22" text:style-name="Internet_20_link" text:visited-style-name="Visited_20_Internet_20_Link"><text:span text:style-name="T8">for="dec in records"</text:span></text:a></text:p>
      <text:p text:style-name="P23"><text:a xlink:type="simple" xlink:href="py3o://for=%22team%20in%20dec.sale_team_id%22" text:style-name="Internet_20_link" text:visited-style-name="Visited_20_Internet_20_Link"><text:span text:style-name="T4">for="team in dec.sale_team_id"</text:span></text:a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7"><draw:frame draw:style-name="fr1" draw:name="py3o.image(team.title_img,'png',height='1.5cm',width='3cm',isb64=True)" text:anchor-type="paragraph" svg:width="1.1811in" draw:z-index="0"><draw:text-box fo:min-height="0.5902in"><text:p text:style-name="P1"/></draw:text-box></draw:frame></text:p>
          </table:table-cell>
        </table:table-row>
        <table:table-row>
          <table:table-cell table:style-name="Table2.A1" office:value-type="string">
            <text:p text:style-name="P6"><text:user-field-get text:name="py3o.team.title_name">Title</text:user-field-get></text:p>
          </table:table-cell>
        </table:table-row>
      </table:table>
      <text:p text:style-name="P24"><text:a xlink:type="simple" xlink:href="py3o:///for" text:style-name="Internet_20_link" text:visited-style-name="Visited_20_Internet_20_Link"><text:span text:style-name="T4">/for</text:span></text:a></text:p>
      <text:p text:style-name="P39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48">www.facebook.com/nilarbiryani/</text:p>
            <text:p text:style-name="P47"/>
          </table:table-cell>
          <table:covered-table-cell/>
        </table:table-row>
        <table:table-row>
          <table:table-cell table:style-name="Table1.A1" office:value-type="string">
            <text:p text:style-name="P7">အမည် <text:s/></text:p>
          </table:table-cell>
          <table:table-cell table:style-name="Table1.A1" office:value-type="string">
            <text:p text:style-name="P29">: <text:user-field-get text:name="py3o.dec.cname">cname</text:user-field-get></text:p>
          </table:table-cell>
        </table:table-row>
        <table:table-row>
          <table:table-cell table:style-name="Table1.A1" office:value-type="string">
            <text:p text:style-name="P7">လိပ်စာ</text:p>
          </table:table-cell>
          <table:table-cell table:style-name="Table1.A1" office:value-type="string">
            <text:p text:style-name="P29">: <text:s/><text:user-field-get text:name="py3o.dec.street">street</text:user-field-get><text:s/><text:user-field-get text:name="py3o.dec.street2">street2</text:user-field-get><text:s/><text:user-field-get text:name="py3o.dec.city">city</text:user-field-get></text:p>
          </table:table-cell>
        </table:table-row>
        <table:table-row>
          <table:table-cell table:style-name="Table1.A1" office:value-type="string">
            <text:p text:style-name="P7">ဖုန်းနံပါတ် </text:p>
          </table:table-cell>
          <table:table-cell table:style-name="Table1.A1" office:value-type="string">
            <text:p text:style-name="P29">: <text:user-field-get text:name="py3o.dec.phone">phone</text:user-field-get></text:p>
          </table:table-cell>
        </table:table-row>
        <table:table-row>
          <table:table-cell table:style-name="Table1.A1" office:value-type="string">
            <text:p text:style-name="P7">ဆက်သွယ်ရမည့်သူ၏ အမည်</text:p>
          </table:table-cell>
          <table:table-cell table:style-name="Table1.A1" office:value-type="string">
            <text:p text:style-name="P29">: <text:user-field-get text:name="py3o.dec.contact_name">contact_name</text:user-field-get></text:p>
          </table:table-cell>
        </table:table-row>
        <table:table-row>
          <table:table-cell table:style-name="Table1.A1" office:value-type="string">
            <text:p text:style-name="P7">ဖုန်းနံပါတ်</text:p>
          </table:table-cell>
          <table:table-cell table:style-name="Table1.A1" office:value-type="string">
            <text:p text:style-name="P29">: <text:user-field-get text:name="py3o.dec.mobile">mobile</text:user-field-get></text:p>
          </table:table-cell>
        </table:table-row>
        <table:table-row>
          <table:table-cell table:style-name="Table1.A1" office:value-type="string">
            <text:p text:style-name="P7">အမှန်တကယ်စတင်ကျွေးမည့် အချိန်</text:p>
          </table:table-cell>
          <table:table-cell table:style-name="Table1.A1" office:value-type="string">
            <text:p text:style-name="P29">: <text:user-field-get text:name="py3o.dec.actual_start_time">Actual Strat Time</text:user-field-get></text:p>
          </table:table-cell>
        </table:table-row>
        <table:table-row table:style-name="Table1.8">
          <table:table-cell table:style-name="Table1.A1" table:number-columns-spanned="2" office:value-type="string">
            <text:p text:style-name="P14"/>
          </table:table-cell>
          <table:covered-table-cell/>
        </table:table-row>
        <table:table-row table:style-name="Table1.9">
          <table:table-cell table:style-name="Table1.A1" office:value-type="string">
            <text:p text:style-name="P15">Vouncher No</text:p>
          </table:table-cell>
          <table:table-cell table:style-name="Table1.A1" office:value-type="string">
            <text:p text:style-name="P31">: <text:user-field-get text:name="py3o.dec.vouncer_no">vouncer_no</text:user-field-get></text:p>
          </table:table-cell>
        </table:table-row>
        <table:table-row table:style-name="Table1.9">
          <table:table-cell table:style-name="Table1.A1" office:value-type="string">
            <text:p text:style-name="P15">မှာသည့်နေ့</text:p>
          </table:table-cell>
          <table:table-cell table:style-name="Table1.A1" office:value-type="string">
            <text:p text:style-name="P31">: <text:user-field-get text:name="py3o.dec.order_date">order_date</text:user-field-get></text:p>
          </table:table-cell>
        </table:table-row>
        <table:table-row table:style-name="Table1.9">
          <table:table-cell table:style-name="Table1.A1" office:value-type="string">
            <text:p text:style-name="P15">မှာသည့်ဆိုင်ခွဲ</text:p>
          </table:table-cell>
          <table:table-cell table:style-name="Table1.A1" office:value-type="string">
            <text:p text:style-name="P30">: <text:user-field-get text:name="py3o.dec.order_shop_branch">order_shop_branch</text:user-field-get></text:p>
          </table:table-cell>
        </table:table-row>
        <table:table-row table:style-name="Table1.9">
          <table:table-cell table:style-name="Table1.A1" office:value-type="string">
            <text:p text:style-name="P15">မှာသည့်ဆိုင်ဖုန်းနံပါတ်</text:p>
          </table:table-cell>
          <table:table-cell table:style-name="Table1.A1" office:value-type="string">
            <text:p text:style-name="P31">: <text:user-field-get text:name="py3o.dec.from_shop_ph">from_shop_ph</text:user-field-get></text:p>
          </table:table-cell>
        </table:table-row>
        <table:table-row table:style-name="Table1.9">
          <table:table-cell table:style-name="Table1.A1" office:value-type="string">
            <text:p text:style-name="P15">ယူမည့်နေ့<text:span text:style-name="T6">၊</text:span>အချိန် </text:p>
          </table:table-cell>
          <table:table-cell table:style-name="Table1.A1" office:value-type="string">
            <text:p text:style-name="P31">: <text:user-field-get text:name="py3o.dec.commit_date">commit_date</text:user-field-get></text:p>
          </table:table-cell>
        </table:table-row>
        <table:table-row table:style-name="Table1.9">
          <table:table-cell table:style-name="Table1.A1" office:value-type="string">
            <text:p text:style-name="P15">ယူမည့်ဆိုင်</text:p>
          </table:table-cell>
          <table:table-cell table:style-name="Table1.A1" office:value-type="string">
            <text:p text:style-name="P31">: <text:user-field-get text:name="py3o.dec.to_shop_name">To Shop Name</text:user-field-get></text:p>
          </table:table-cell>
        </table:table-row>
        <table:table-row table:style-name="Table1.9">
          <table:table-cell table:style-name="Table1.A1" office:value-type="string">
            <text:p text:style-name="P15">ယူမည့်ဆိုင်ဖုန်းနံပါတ်</text:p>
          </table:table-cell>
          <table:table-cell table:style-name="Table1.A1" office:value-type="string">
            <text:p text:style-name="P32">: <text:user-field-get text:name="py3o.dec.to_shop_ph">to_shop_ph</text:user-field-get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A"/>
        <table:table-column table:style-name="Table5.F"/>
        <table:table-row>
          <table:table-cell table:style-name="Table5.A1" office:value-type="string">
            <text:p text:style-name="P40"><text:span text:style-name="T12">အမျိုးအမည်</text:span><text:span text:style-name="T13"> <text:s/></text:span></text:p>
          </table:table-cell>
          <table:table-cell table:style-name="Table5.A1" office:value-type="string">
            <text:p text:style-name="P45">ရေ တွက်ပုံ</text:p>
          </table:table-cell>
          <table:table-cell table:style-name="Table5.A1" office:value-type="string">
            <text:p text:style-name="P41">အရေ အတွက်</text:p>
          </table:table-cell>
          <table:table-cell table:style-name="Table5.A1" office:value-type="string">
            <text:p text:style-name="P41">နှုန်း</text:p>
          </table:table-cell>
          <table:table-cell table:style-name="Table5.A1" office:value-type="string">
            <text:p text:style-name="P43">လျှော့ငွေ</text:p>
          </table:table-cell>
          <table:table-cell table:style-name="Table5.A1" office:value-type="string">
            <text:p text:style-name="P42">သင့်ငွေ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38"><text:span text:style-name="T2">အမျိုးအမည်</text:span><text:span text:style-name="T3"> <text:s/></text:span></text:p>
          </table:table-cell>
          <table:table-cell table:style-name="Table3.A1" office:value-type="string">
            <text:p text:style-name="P46">ရေ</text:p>
            <text:p text:style-name="P46">တွက်ပုံ</text:p>
          </table:table-cell>
          <table:table-cell table:style-name="Table3.A1" office:value-type="string">
            <text:p text:style-name="P19">အရေ အတွက်</text:p>
          </table:table-cell>
          <table:table-cell table:style-name="Table3.A1" office:value-type="string">
            <text:p text:style-name="P19">နှုန်း</text:p>
          </table:table-cell>
          <table:table-cell table:style-name="Table3.A1" office:value-type="string">
            <text:p text:style-name="P12">လျှော့ငွေ</text:p>
          </table:table-cell>
          <table:table-cell table:style-name="Table3.F1" office:value-type="string">
            <text:p text:style-name="P20">သင့်ငွေ</text:p>
          </table:table-cell>
        </table:table-row>
        <table:table-row>
          <table:table-cell table:style-name="Table3.A2" table:number-columns-spanned="6" office:value-type="string">
            <text:p text:style-name="Table_20_Contents"><text:a xlink:type="simple" xlink:href="py3o://for=%22line%20in%20dec.order_line%22" text:style-name="Internet_20_link" text:visited-style-name="Visited_20_Internet_20_Link"><text:span text:style-name="T10">for="line in dec.order_line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3" office:value-type="string">
            <text:p text:style-name="P25"><text:user-field-get text:name="py3o.line.product_name">product_name</text:user-field-get></text:p>
          </table:table-cell>
          <table:table-cell table:style-name="Table3.B3" office:value-type="string">
            <text:p text:style-name="P28"><text:user-field-get text:name="py3o.line.uom">uom</text:user-field-get></text:p>
          </table:table-cell>
          <table:table-cell table:style-name="Table3.C3" office:value-type="string">
            <text:p text:style-name="P28"><text:user-field-get text:name="py3o.line.qty">qty</text:user-field-get></text:p>
          </table:table-cell>
          <table:table-cell table:style-name="Table3.D3" office:value-type="string">
            <text:p text:style-name="P33"><text:user-field-get text:name="py3o.line.price_unit">price_unit</text:user-field-get></text:p>
          </table:table-cell>
          <table:table-cell table:style-name="Table3.E3" office:value-type="string">
            <text:p text:style-name="P34"><text:user-field-get text:name="py3o.line.discount">Discount</text:user-field-get></text:p>
          </table:table-cell>
          <table:table-cell table:style-name="Table3.F3" office:value-type="string">
            <text:p text:style-name="P34"><text:user-field-get text:name="py3o.line.subtotal">subtotal</text:user-field-get></text:p>
          </table:table-cell>
        </table:table-row>
        <table:table-row>
          <table:table-cell table:style-name="Table3.A2" table:number-columns-spanned="6" office:value-type="string">
            <text:p text:style-name="P4"><text:a xlink:type="simple" xlink:href="py3o:///for" text:style-name="Internet_20_link" text:visited-style-name="Visited_20_Internet_20_Link"><text:span text:style-name="T9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columns-spanned="6" office:value-type="string">
            <text:p text:style-name="P2"><text:a xlink:type="simple" xlink:href="py3o://for=%22temp%20in%20dec.sale_order_template_id%22" text:style-name="Internet_20_link" text:visited-style-name="Visited_20_Internet_20_Link"><text:span text:style-name="T11">for="temp in dec.sale_order_template_id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3" office:value-type="string">
            <text:p text:style-name="P25"><text:user-field-get text:name="py3o.temp.product">Product</text:user-field-get></text:p>
          </table:table-cell>
          <table:table-cell table:style-name="Table3.B3" office:value-type="string">
            <text:p text:style-name="P28"><text:user-field-get text:name="py3o.temp.uom">Uom</text:user-field-get></text:p>
          </table:table-cell>
          <table:table-cell table:style-name="Table3.C3" office:value-type="string">
            <text:p text:style-name="P28"><text:user-field-get text:name="py3o.temp.qty">Qty</text:user-field-get></text:p>
          </table:table-cell>
          <table:table-cell table:style-name="Table3.D3" office:value-type="string">
            <text:p text:style-name="P33"/>
          </table:table-cell>
          <table:table-cell table:style-name="Table3.E3" office:value-type="string">
            <text:p text:style-name="P36"/>
          </table:table-cell>
          <table:table-cell table:style-name="Table3.F3" office:value-type="string">
            <text:p text:style-name="P34"/>
          </table:table-cell>
        </table:table-row>
        <table:table-row>
          <table:table-cell table:style-name="Table3.A2" table:number-columns-spanned="6" office:value-type="string">
            <text:p text:style-name="P44"><text:a xlink:type="simple" xlink:href="py3o:///for" text:style-name="Internet_20_link" text:visited-style-name="Visited_20_Internet_20_Link"><text:span text:style-name="T11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8" table:number-columns-spanned="5" office:value-type="string">
            <text:p text:style-name="P21">ကျသင့်ငွေ</text:p>
          </table:table-cell>
          <table:covered-table-cell/>
          <table:covered-table-cell/>
          <table:covered-table-cell/>
          <table:covered-table-cell/>
          <table:table-cell table:style-name="Table3.F3" office:value-type="string">
            <text:p text:style-name="P34"><text:user-field-get text:name="py3o.dec.untaxed_amount">untaxed_amount</text:user-field-get></text:p>
          </table:table-cell>
        </table:table-row>
        <table:table-row>
          <table:table-cell table:style-name="Table3.A8" table:number-columns-spanned="5" office:value-type="string">
            <text:p text:style-name="P13">လျှေ<text:span text:style-name="T7">ာ့ငွေ</text:span></text:p>
          </table:table-cell>
          <table:covered-table-cell/>
          <table:covered-table-cell/>
          <table:covered-table-cell/>
          <table:covered-table-cell/>
          <table:table-cell table:style-name="Table3.F9" office:value-type="string">
            <text:p text:style-name="P22"><text:user-field-get text:name="py3o.dec.dis_amt_total">Dis Total</text:user-field-get></text:p>
          </table:table-cell>
        </table:table-row>
        <table:table-row>
          <table:table-cell table:style-name="Table3.A8" table:number-columns-spanned="5" office:value-type="string">
            <text:p text:style-name="P11">စုစုပေါင်း</text:p>
          </table:table-cell>
          <table:covered-table-cell/>
          <table:covered-table-cell/>
          <table:covered-table-cell/>
          <table:covered-table-cell/>
          <table:table-cell table:style-name="Table3.F3" office:value-type="string">
            <text:p text:style-name="P34"><text:user-field-get text:name="py3o.dec.amount_total">amount_total</text:user-field-get></text:p>
          </table:table-cell>
        </table:table-row>
        <table:table-row>
          <table:table-cell table:style-name="Table3.A8" table:number-columns-spanned="5" office:value-type="string">
            <text:p text:style-name="P11">စရံငွေ</text:p>
          </table:table-cell>
          <table:covered-table-cell/>
          <table:covered-table-cell/>
          <table:covered-table-cell/>
          <table:covered-table-cell/>
          <table:table-cell table:style-name="Table3.F3" office:value-type="string">
            <text:p text:style-name="P34"><text:user-field-get text:name="py3o.dec.deposite">Deposite</text:user-field-get></text:p>
          </table:table-cell>
        </table:table-row>
        <table:table-row>
          <table:table-cell table:style-name="Table3.A8" table:number-columns-spanned="5" office:value-type="string">
            <text:p text:style-name="P11">ကျန်ငွေ</text:p>
          </table:table-cell>
          <table:covered-table-cell/>
          <table:covered-table-cell/>
          <table:covered-table-cell/>
          <table:covered-table-cell/>
          <table:table-cell table:style-name="Table3.F3" office:value-type="string">
            <text:p text:style-name="P35"><text:user-field-get text:name="py3o.dec.remain_balance">Remaining Balance</text:user-field-get><text:s/></text:p>
          </table:table-cell>
        </table:table-row>
      </table:table>
      <text:p text:style-name="P26"/>
      <text:p text:style-name="P26"/>
      <text:p text:style-name="P3"><text:a xlink:type="simple" xlink:href="py3o:///for" text:style-name="Internet_20_link" text:visited-style-name="Visited_20_Internet_20_Link"><text:span text:style-name="T8">/for</text:span></text:a></text:p>
      <text:p text:style-name="P26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6">အော်ဒါရှင် လက်မှတ်</text:p>
          </table:table-cell>
          <table:table-cell table:style-name="Table4.A1" office:value-type="string">
            <text:p text:style-name="P16">:……………………</text:p>
          </table:table-cell>
          <table:table-cell table:style-name="Table4.A1" office:value-type="string">
            <text:p text:style-name="P16">လက်ခံသူ လက်မှတ်</text:p>
          </table:table-cell>
          <table:table-cell table:style-name="Table4.A1" office:value-type="string">
            <text:p text:style-name="P17">:……………………</text:p>
          </table:table-cell>
        </table:table-row>
        <table:table-row>
          <table:table-cell table:style-name="Table4.A1" office:value-type="string">
            <text:p text:style-name="P37"><text:span text:style-name="T2">အော်ဒါရှင် အမည်</text:span><text:span text:style-name="T3"> </text:span></text:p>
          </table:table-cell>
          <table:table-cell table:style-name="Table4.A1" office:value-type="string">
            <text:p text:style-name="P18"/>
            <text:p text:style-name="P18">:……………………</text:p>
          </table:table-cell>
          <table:table-cell table:style-name="Table4.A1" office:value-type="string">
            <text:p text:style-name="P37"><text:span text:style-name="T2">လက်ခံသူ အမည်</text:span><text:span text:style-name="T3"> </text:span></text:p>
          </table:table-cell>
          <table:table-cell table:style-name="Table4.A1" office:value-type="string">
            <text:p text:style-name="P18"/>
            <text:p text:style-name="P18">:……………………</text:p>
          </table:table-cell>
        </table:table-row>
      </table:table>
      <text:p text:style-name="P26"/>
      <text:p text:style-name="P26"/>
      <text:p text:style-name="P8">နီလာဒံပေါက်အား ရွေးချယ်ဝယ်ယူအားပေးသည့်အတွက် ကျေးဇူးအထူးတင်ရှိပါသည်။</text:p>
      <text:p text:style-name="P26"/>
      <text:p text:style-name="P8">အကောင်းဆုံးအရသာနှင့် ဝန်ဆောင်မှုများအား ရရှိနိုင်ရန်အတွက် ပူးတွဲဇယားပါအချက် အလက်များကို ဂရုပြုပေးစေ လိုပါသည်။</text:p>
      <text:p text:style-name="P8"/>
      <text:p text:style-name="P8">အထက်ပါမှာယူထားသော စားသောက်ကုန်များသည် အော်ဒါရှင် မှာယူထားသော ပစ္စည်း များ သာဖြစ်၍ မှာယူထားသော ပစ္စည်းများမှ ပိုသောပစ္စည်းများ အား အခကြေးငွေပြန်လည်ပေးရန် မလိုပါ။</text:p>
      <text:p text:style-name="P8"><text:soft-page-break/></text:p>
      <text:p text:style-name="P8">ပစ္စည်းလာယူသည့်နေတွင် ကျန်ငွေအား အကျေချေပေးပါရန်။ အော်ဒါမှာကြားပြီးပါက ငွေပြန်အမ်းမည် မဟုတ်ပါ။</text:p>
      <text:p text:style-name="P8"/>
      <text:p text:style-name="P8">ကျေးဇူးပြု၍ ဤပြေစာနှင့်တကွ ပစ္စည်းယူပေးပါရန်။</text:p>
      <text:p text:style-name="P9"/>
      <text:p text:style-name="P10">အကြုံပြုလိုပါက ဖုန်း<text:span text:style-name="T5">-</text:span>၀၉ ၅၀၁ ၇၅၇၀ သို့ ပြောကြားနိုင်ပါသည်။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yidaungsu" svg:font-family="Pyidaungsu" style:font-family-generic="roman" style:font-pitch="variable"/>
    <style:font-face style:name="Pyidaungsu1" svg:font-family="Pyidaungsu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3.1299in" fo:page-height="11in" style:num-format="1" style:print-orientation="portrait" fo:margin-top="0.1965in" fo:margin-bottom="0.1181in" fo:margin-left="0.0598in" fo:margin-right="0.05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7-06T16:58:46.772000000</meta:creation-date>
    <dc:date>2023-05-12T17:26:25.100000000</dc:date>
    <meta:editing-duration>PT17H18M4S</meta:editing-duration>
    <meta:editing-cycles>171</meta:editing-cycles>
    <meta:generator>LibreOffice/7.4.3.2$Windows_X86_64 LibreOffice_project/1048a8393ae2eeec98dff31b5c133c5f1d08b890</meta:generator>
    <meta:document-statistic meta:table-count="5" meta:image-count="0" meta:object-count="0" meta:page-count="2" meta:paragraph-count="82" meta:word-count="153" meta:character-count="1084" meta:non-whitespace-character-count="1001"/>
  </office:meta>
</office:document-meta>
</file>